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9BC7E13E.png" manifest:media-type="image/png"/>
  <manifest:file-entry manifest:full-path="Pictures/10000000000004630000031A369993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33cm" svg:height="11.684cm" svg:x="14.588cm" svg:y="0.908cm">
          <draw:image xlink:href="Pictures/10000000000004630000031A3699933C.png" xlink:type="simple" xlink:show="embed" xlink:actuate="onLoad">
            <text:p/>
          </draw:image>
        </draw:frame>
        <draw:frame draw:style-name="gr1" draw:text-style-name="P1" draw:layer="layout" svg:width="14.733cm" svg:height="11.684cm" svg:x="0.481cm" svg:y="0.908cm">
          <draw:image xlink:href="Pictures/10000000000004630000031A9BC7E13E.png" xlink:type="simple" xlink:show="embed" xlink:actuate="onLoad">
            <text:p/>
          </draw:image>
        </draw:frame>
        <draw:frame draw:style-name="gr2" draw:layer="layout" svg:width="1.143cm" svg:height="0.962cm" svg:x="1.254cm" svg:y="2.097cm">
          <draw:text-box>
            <text:p>A)</text:p>
          </draw:text-box>
        </draw:frame>
        <draw:frame draw:style-name="gr2" draw:layer="layout" svg:width="1.143cm" svg:height="0.962cm" svg:x="15.339cm" svg:y="2.102cm">
          <draw:text-box>
            <text:p>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11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ein Group</meta:initial-creator>
    <meta:creation-date>2015-06-15T08:47:38</meta:creation-date>
    <dc:date>2016-03-09T22:58:16.929692176</dc:date>
    <meta:editing-duration>PT14M50S</meta:editing-duration>
    <meta:editing-cycles>8</meta:editing-cycles>
    <meta:generator>LibreOffice/4.2.8.2$Linux_X86_64 LibreOffice_project/420m0$Build-2</meta:generator>
    <meta:document-statistic meta:object-count="4"/>
  </office:meta>
</office:document-meta>
</file>